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66cc" draw:textarea-horizontal-align="justify" draw:textarea-vertical-align="middle" draw:auto-grow-height="false" draw:shadow="hidden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21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889cm"/>
    </style:style>
    <style:style style:name="gr10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8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42cm" svg:height="2.032cm" svg:x="6.909cm" svg:y="1.508cm">
          <text:p text:style-name="P1">Feature</text:p>
          <text:p text:style-name="P1">Selec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41cm" svg:height="2.032cm" svg:x="6.908cm" svg:y="4.407cm">
          <text:p text:style-name="P1">Price</text:p>
          <text:p text:style-name="P1">Predic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42cm" svg:height="2.032cm" svg:x="6.906cm" svg:y="7.306cm">
          <text:p text:style-name="P1">Trading</text:p>
          <text:p text:style-name="P1">Strategy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18.288cm" svg:height="12.7cm" svg:x="1.762cm" svg:y="2.143cm">
          <text:p text:style-name="P2">Simulator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85cm" svg:height="6.604cm" svg:x="2.705cm" svg:y="18.039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s/>Trad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87cm" svg:height="1.048cm" svg:x="4.636cm" svg:y="20.939cm">
          <text:p text:style-name="P1">Co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34cm" svg:height="1.05cm" svg:x="3.286cm" svg:y="18.465cm">
          <text:p text:style-name="P1">Filter 1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556cm" svg:height="1.651cm" svg:x="4.321cm" svg:y="22.195cm">
          <text:p text:style-name="P1">Sim Order</text:p>
          <text:p text:style-name="P1">Sender 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76cm" svg:height="1.016cm" svg:x="3.312cm" svg:y="19.669cm">
          <text:p text:style-name="P1">Timer - si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1.432cm" svg:x="2.651cm" svg:y="15.859cm">
          <text:p text:style-name="P1">IMDB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286cm" svg:x="2.651cm" svg:y="11.722cm">
          <text:p text:style-name="P1">HDB 1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794cm" svg:y1="13.981cm" svg:x2="3.794cm" svg:y2="15.886cm">
          <text:p/>
        </draw:line>
        <draw:line draw:style-name="gr3" draw:text-style-name="P1" draw:layer="layout" svg:x1="3.921cm" svg:y1="18.526cm" svg:x2="3.794cm" svg:y2="17.256cm">
          <text:p/>
        </draw:line>
        <draw:connector draw:style-name="gr3" draw:text-style-name="P1" draw:layer="layout" draw:line-skew="1.419cm" svg:x1="6.099cm" svg:y1="23.846cm" svg:x2="13.827cm" svg:y2="14.081cm" draw:start-shape="id1" draw:start-glue-point="2" draw:end-shape="id2" svg:d="m6099 23846v1919h7728v-11684" svg:viewBox="0 0 7729 11685">
          <text:p/>
        </draw:connector>
        <draw:frame draw:style-name="gr4" draw:layer="layout" svg:width="3.302cm" svg:height="1.171cm" svg:x="8.704cm" svg:y="25.519cm">
          <draw:text-box>
            <text:p>order</text:p>
          </draw:text-box>
        </draw:frame>
        <draw:custom-shape draw:style-name="gr1" draw:text-style-name="P1" draw:layer="layout" svg:width="2.286cm" svg:height="2.286cm" svg:x="5.191cm" svg:y="11.768cm">
          <text:p text:style-name="P1">HDB 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1.432cm" svg:x="5.65cm" svg:y="15.858cm">
          <text:p text:style-name="P1">IMDB 2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588cm" svg:y1="13.954cm" svg:x2="6.644cm" svg:y2="15.885cm">
          <text:p/>
        </draw:line>
        <draw:custom-shape draw:style-name="gr1" draw:text-style-name="P1" xml:id="id2" draw:id="id2" draw:layer="layout" svg:width="7.366cm" svg:height="2.159cm" svg:x="10.144cm" svg:y="11.922cm">
          <text:p text:style-name="P1">Order Process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12cm" svg:height="1.524cm" svg:x="10.271cm" svg:y="7.742cm">
          <text:p text:style-name="P1">Portfolio Manage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7cm" svg:y1="11.922cm" svg:x2="13.7cm" svg:y2="9.255cm">
          <text:p/>
        </draw:line>
        <draw:custom-shape draw:style-name="gr1" draw:text-style-name="P1" xml:id="id4" draw:id="id4" draw:layer="layout" svg:width="2.286cm" svg:height="2.54cm" svg:x="2.651cm" svg:y="5.293cm">
          <text:p text:style-name="P1">Order</text:p>
          <text:p text:style-name="P1">Matcher</text:p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286cm" svg:height="2.54cm" svg:x="5.15cm" svg:y="5.292cm">
          <text:p text:style-name="P1">Order</text:p>
          <text:p text:style-name="P1">Matcher</text:p>
          <text:p text:style-name="P1">2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667cm" svg:y1="11.668cm" svg:x2="3.667cm" svg:y2="10.652cm">
          <text:p/>
        </draw:line>
        <draw:connector draw:style-name="gr5" draw:text-style-name="P1" draw:layer="layout" svg:x1="10.144cm" svg:y1="13.001cm" svg:x2="6.293cm" svg:y2="5.292cm" draw:start-shape="id2" draw:start-glue-point="3" draw:end-shape="id3" draw:end-glue-point="0" svg:d="m10144 13001h-1354v-8210h-2497v501" svg:viewBox="0 0 3852 8211">
          <text:p/>
        </draw:connector>
        <draw:connector draw:style-name="gr3" draw:text-style-name="P1" draw:layer="layout" svg:x1="10.144cm" svg:y1="13.001cm" svg:x2="6.293cm" svg:y2="5.292cm" draw:start-shape="id2" draw:start-glue-point="3" draw:end-shape="id3" draw:end-glue-point="0" svg:d="m10144 13001h-1354v-8210h-2497v501" svg:viewBox="0 0 3852 8211">
          <text:p/>
        </draw:connector>
        <draw:connector draw:style-name="gr3" draw:text-style-name="P1" draw:layer="layout" svg:x1="10.144cm" svg:y1="13.001cm" svg:x2="3.794cm" svg:y2="5.293cm" draw:start-shape="id2" draw:start-glue-point="3" draw:end-shape="id4" draw:end-glue-point="0" svg:d="m10144 13001h-2603v-8209h-3747v501" svg:viewBox="0 0 6351 8210">
          <text:p/>
        </draw:connector>
        <draw:custom-shape draw:style-name="gr1" draw:text-style-name="P1" draw:layer="layout" svg:width="2.634cm" svg:height="1.05cm" svg:x="6.285cm" svg:y="18.464cm">
          <text:p text:style-name="P1">Filter 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699cm" svg:height="1.27cm" svg:x="2.651cm" svg:y="9.382cm">
          <text:p text:style-name="P1">Market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417cm" svg:y1="11.668cm" svg:x2="6.417cm" svg:y2="10.652cm">
          <text:p/>
        </draw:line>
        <draw:line draw:style-name="gr3" draw:text-style-name="P1" draw:layer="layout" svg:x1="3.794cm" svg:y1="7.858cm" svg:x2="3.794cm" svg:y2="9.509cm">
          <text:p/>
        </draw:line>
        <draw:line draw:style-name="gr3" draw:text-style-name="P1" draw:layer="layout" svg:x1="6.33cm" svg:y1="7.78cm" svg:x2="6.38cm" svg:y2="9.408cm">
          <text:p/>
        </draw:line>
        <draw:frame draw:style-name="gr6" draw:layer="layout" svg:width="4.972cm" svg:height="0.962cm" svg:x="13.7cm" svg:y="10.144cm">
          <draw:text-box>
            <text:p>Update portfolio</text:p>
          </draw:text-box>
        </draw:frame>
      </draw:page>
      <draw:page draw:name="page3" draw:style-name="dp1" draw:master-page-name="Default">
        <draw:custom-shape draw:style-name="gr1" draw:text-style-name="P4" draw:layer="layout" svg:width="15.875cm" svg:height="15.113cm" svg:x="2.905cm" svg:y="7.985cm"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>Tr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9.271cm" svg:height="7.366cm" svg:x="6.588cm" svg:y="11.922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3"><text:span text:style-name="T1">Core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0.287cm" svg:height="0.962cm" svg:x="1.635cm" svg:y="1.216cm">
          <draw:text-box>
            <text:p><text:span text:style-name="T1">Trader Architecture </text:span></text:p>
          </draw:text-box>
        </draw:frame>
        <draw:custom-shape draw:style-name="gr1" draw:text-style-name="P5" draw:layer="layout" svg:width="3.556cm" svg:height="1.778cm" svg:x="3.286cm" svg:y="5.031cm">
          <text:p text:style-name="P1"><text:span text:style-name="T1">IMDB 1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2.413cm" svg:height="0.943cm" svg:x="7.731cm" svg:y="9.047cm">
          <text:p text:style-name="P1"><text:span text:style-name="T1">Filter 1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4.318cm" svg:height="1.651cm" svg:x="1.635cm" svg:y="2.286cm">
          <text:p text:style-name="P1"><text:span text:style-name="T1">Real time data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921cm" svg:y1="3.918cm" svg:x2="4.937cm" svg:y2="5.064cm">
          <text:p/>
        </draw:line>
        <draw:line draw:style-name="gr3" draw:text-style-name="P1" draw:layer="layout" svg:x1="9.001cm" svg:y1="9.001cm" svg:x2="5.191cm" svg:y2="6.809cm">
          <text:p/>
        </draw:line>
        <draw:frame draw:style-name="gr6" draw:text-style-name="P6" draw:layer="layout" svg:width="2.966cm" svg:height="0.962cm" svg:x="7.127cm" svg:y="7.09cm">
          <draw:text-box>
            <text:p><text:span text:style-name="T1">Pull data</text:span></text:p>
          </draw:text-box>
        </draw:frame>
        <draw:custom-shape draw:style-name="gr1" draw:text-style-name="P5" draw:layer="layout" svg:width="4.318cm" svg:height="1.651cm" svg:x="13.573cm" svg:y="2.159cm">
          <text:p text:style-name="P1"><text:span text:style-name="T1">HDB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779cm" svg:y1="2.27cm" svg:x2="10.906cm" svg:y2="22.59cm">
          <text:p/>
        </draw:line>
        <draw:custom-shape draw:style-name="gr1" draw:text-style-name="P5" draw:layer="layout" svg:width="3.556cm" svg:height="1.778cm" svg:x="12.885cm" svg:y="5.03cm">
          <text:p text:style-name="P1"><text:span text:style-name="T1">IMDB 2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.732cm" svg:y1="3.791cm" svg:x2="14.97cm" svg:y2="5.064cm">
          <text:p/>
        </draw:line>
        <draw:custom-shape draw:style-name="gr1" draw:text-style-name="P5" draw:layer="layout" svg:width="2.634cm" svg:height="1.05cm" svg:x="11.255cm" svg:y="8.967cm">
          <text:p text:style-name="P1"><text:span text:style-name="T1">Filter 2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43cm" svg:y1="9.001cm" svg:x2="14.716cm" svg:y2="6.809cm">
          <text:p/>
        </draw:line>
        <draw:frame draw:style-name="gr6" draw:text-style-name="P6" draw:layer="layout" svg:width="2.966cm" svg:height="0.962cm" svg:x="14.716cm" svg:y="7.244cm">
          <draw:text-box>
            <text:p><text:span text:style-name="T1">Pull data</text:span></text:p>
          </draw:text-box>
        </draw:frame>
        <draw:custom-shape draw:style-name="gr1" draw:text-style-name="P5" draw:layer="layout" svg:width="3.683cm" svg:height="0.809cm" svg:x="3.332cm" svg:y="9.108cm">
          <text:p text:style-name="P1"><text:span text:style-name="T1">Timer - real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548cm" svg:height="1.163cm" svg:x="14.597cm" svg:y="8.981cm">
          <text:p text:style-name="P1"><text:span text:style-name="T1">Timer - sim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5.469cm" svg:height="1.303cm" svg:x="8.142cm" svg:y="14.175cm">
          <text:p text:style-name="P1"><text:span text:style-name="T1">Update State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303cm" svg:y1="12.43cm" svg:x2="8.747cm" svg:y2="10.017cm">
          <text:p/>
        </draw:line>
        <draw:line draw:style-name="gr3" draw:text-style-name="P1" draw:layer="layout" svg:x1="9.255cm" svg:y1="12.557cm" svg:x2="4.937cm" svg:y2="9.89cm">
          <text:p/>
        </draw:line>
        <draw:line draw:style-name="gr3" draw:text-style-name="P1" draw:layer="layout" svg:x1="12.303cm" svg:y1="12.811cm" svg:x2="12.43cm" svg:y2="10.017cm">
          <text:p/>
        </draw:line>
        <draw:line draw:style-name="gr3" draw:text-style-name="P1" draw:layer="layout" svg:x1="9.128cm" svg:y1="12.557cm" svg:x2="15.732cm" svg:y2="10.144cm">
          <text:p/>
        </draw:line>
        <draw:custom-shape draw:style-name="gr1" draw:text-style-name="P5" draw:layer="layout" svg:width="5.978cm" svg:height="1.044cm" svg:x="7.841cm" svg:y="16.474cm">
          <text:p text:style-name="P1"><text:span text:style-name="T1">logic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879cm" svg:y1="15.326cm" svg:x2="10.879cm" svg:y2="16.469cm">
          <text:p/>
        </draw:line>
        <draw:custom-shape draw:style-name="gr1" draw:text-style-name="P5" draw:layer="layout" svg:width="3.556cm" svg:height="1.651cm" svg:x="5.855cm" svg:y="20.167cm">
          <text:p text:style-name="P1"><text:span text:style-name="T1">Real Order</text:span></text:p>
          <text:p text:style-name="P1"><text:span text:style-name="T1">Sender 1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556cm" svg:height="1.651cm" svg:x="12.454cm" svg:y="20.166cm">
          <text:p text:style-name="P1"><text:span text:style-name="T1">Sim Order</text:span></text:p>
          <text:p text:style-name="P1"><text:span text:style-name="T1">Sender 2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2.286cm" svg:height="0.889cm" svg:x="11.368cm" svg:y="12.538cm">
          <text:p text:style-name="P1"><text:span text:style-name="T1">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2.286cm" svg:height="0.889cm" svg:x="8.167cm" svg:y="12.537cm">
          <text:p text:style-name="P1"><text:span text:style-name="T1">Timer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906cm" svg:y1="14.081cm" svg:x2="12.684cm" svg:y2="13.446cm">
          <text:p/>
        </draw:line>
        <draw:line draw:style-name="gr3" draw:text-style-name="P1" draw:layer="layout" svg:x1="10.905cm" svg:y1="14.082cm" svg:x2="9.255cm" svg:y2="13.446cm">
          <text:p/>
        </draw:line>
        <draw:custom-shape draw:style-name="gr1" draw:text-style-name="P5" draw:layer="layout" svg:width="2.286cm" svg:height="0.889cm" svg:x="9.766cm" svg:y="18.136cm">
          <text:p text:style-name="P1"><text:span text:style-name="T1">Sender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879cm" svg:y1="17.41cm" svg:x2="10.906cm" svg:y2="18.145cm">
          <text:p/>
        </draw:line>
        <draw:line draw:style-name="gr3" draw:text-style-name="P1" draw:layer="layout" svg:x1="10.779cm" svg:y1="19.034cm" svg:x2="7.667cm" svg:y2="20.145cm">
          <text:p/>
        </draw:line>
        <draw:line draw:style-name="gr3" draw:text-style-name="P1" draw:layer="layout" svg:x1="10.779cm" svg:y1="19.034cm" svg:x2="14.335cm" svg:y2="20.177cm">
          <text:p/>
        </draw:line>
        <draw:frame draw:style-name="gr9" draw:text-style-name="P6" draw:layer="layout" svg:width="2.413cm" svg:height="1.139cm" svg:x="2.905cm" svg:y="21.828cm">
          <draw:text-box>
            <text:p><text:span text:style-name="T1">REAL</text:span></text:p>
          </draw:text-box>
        </draw:frame>
        <draw:frame draw:style-name="gr9" draw:text-style-name="P6" draw:layer="layout" svg:width="2.413cm" svg:height="1.139cm" svg:x="10.906cm" svg:y="21.955cm">
          <draw:text-box>
            <text:p><text:span text:style-name="T1">SIM</text:span></text:p>
          </draw:text-box>
        </draw:frame>
      </draw:page>
      <draw:page draw:name="page4" draw:style-name="dp1" draw:master-page-name="Default">
        <draw:custom-shape draw:style-name="gr1" draw:text-style-name="P4" draw:layer="layout" svg:width="15.875cm" svg:height="15.113cm" svg:x="3.005cm" svg:y="7.885cm"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>Trader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4.126cm" svg:height="9.399cm" svg:x="14.296cm" svg:y="2.142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3"><text:span text:style-name="T1">ARM3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4.126cm" svg:height="9.399cm" svg:x="8.496cm" svg:y="2.142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3"><text:span text:style-name="T1">ARM2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4.126cm" svg:height="9.398cm" svg:x="3.097cm" svg:y="2.143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3"><text:span text:style-name="T1">ARM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2.573cm" svg:height="4.826cm" svg:x="4.302cm" svg:y="12.938cm">
          <text:p text:style-name="P1"><text:span text:style-name="T1">Core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0.287cm" svg:height="0.962cm" svg:x="1.635cm" svg:y="1.216cm">
          <draw:text-box>
            <text:p><text:span text:style-name="T1">Trader Architecture </text:span></text:p>
          </draw:text-box>
        </draw:frame>
        <draw:custom-shape draw:style-name="gr1" draw:text-style-name="P5" draw:layer="layout" svg:width="3.556cm" svg:height="1.778cm" svg:x="3.286cm" svg:y="5.031cm">
          <text:p text:style-name="P1"><text:span text:style-name="T1">IMDB 1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2.413cm" svg:height="0.943cm" svg:x="3.964cm" svg:y="8.928cm">
          <text:p text:style-name="P1"><text:span text:style-name="T1">Filter 1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672cm" svg:height="1.508cm" svg:x="3.235cm" svg:y="2.486cm">
          <text:p text:style-name="P1"><text:span text:style-name="T1">IMDB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937cm" svg:y1="4.048cm" svg:x2="4.937cm" svg:y2="5.064cm">
          <text:p/>
        </draw:line>
        <draw:line draw:style-name="gr3" draw:text-style-name="P1" draw:layer="layout" svg:x1="5.191cm" svg:y1="8.874cm" svg:x2="5.191cm" svg:y2="6.809cm">
          <text:p/>
        </draw:line>
        <draw:custom-shape draw:style-name="gr1" draw:text-style-name="P5" draw:layer="layout" svg:width="3.249cm" svg:height="1.397cm" svg:x="8.973cm" svg:y="2.524cm">
          <text:p text:style-name="P1"><text:span text:style-name="T1">IMDB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556cm" svg:height="1.778cm" svg:x="8.685cm" svg:y="5.03cm">
          <text:p text:style-name="P1"><text:span text:style-name="T1">IMDB 2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444cm" svg:y1="3.921cm" svg:x2="10.47cm" svg:y2="5.064cm">
          <text:p/>
        </draw:line>
        <draw:custom-shape draw:style-name="gr1" draw:text-style-name="P5" draw:layer="layout" svg:width="2.634cm" svg:height="1.05cm" svg:x="9.155cm" svg:y="9.067cm">
          <text:p text:style-name="P1"><text:span text:style-name="T1">Filter 2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444cm" svg:y1="9.001cm" svg:x2="10.516cm" svg:y2="6.809cm">
          <text:p/>
        </draw:line>
        <draw:line draw:style-name="gr3" draw:text-style-name="P1" draw:layer="layout" svg:x1="5.064cm" svg:y1="12.938cm" svg:x2="5.064cm" svg:y2="9.89cm">
          <text:p/>
        </draw:line>
        <draw:custom-shape draw:style-name="gr1" draw:text-style-name="P5" draw:layer="layout" svg:width="3.556cm" svg:height="1.651cm" svg:x="5.059cm" svg:y="20.177cm">
          <text:p text:style-name="P1"><text:span text:style-name="T1">Order</text:span></text:p>
          <text:p text:style-name="P1"><text:span text:style-name="T1">Sender 1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556cm" svg:height="1.651cm" svg:x="9.274cm" svg:y="20.177cm">
          <text:p text:style-name="P1"><text:span text:style-name="T1">Order</text:span></text:p>
          <text:p text:style-name="P1"><text:span text:style-name="T1">Sender 2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79cm" svg:y1="17.542cm" svg:x2="6.842cm" svg:y2="20.177cm">
          <text:p/>
        </draw:line>
        <draw:custom-shape draw:style-name="gr1" draw:text-style-name="P5" draw:layer="layout" svg:width="2.634cm" svg:height="1.05cm" svg:x="14.754cm" svg:y="9.066cm">
          <text:p text:style-name="P1"><text:span text:style-name="T1">Filter 3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444cm" svg:y1="12.938cm" svg:x2="10.492cm" svg:y2="10.018cm">
          <text:p/>
        </draw:line>
        <draw:line draw:style-name="gr3" draw:text-style-name="P1" draw:layer="layout" svg:x1="16.265cm" svg:y1="12.939cm" svg:x2="16.24cm" svg:y2="10.144cm">
          <text:p/>
        </draw:line>
        <draw:custom-shape draw:style-name="gr1" draw:text-style-name="P5" draw:layer="layout" svg:width="3.746cm" svg:height="1.157cm" svg:x="14.372cm" svg:y="2.651cm">
          <text:p text:style-name="P1"><text:span text:style-name="T1">IMDB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556cm" svg:height="1.778cm" svg:x="14.384cm" svg:y="5.028cm">
          <text:p text:style-name="P1"><text:span text:style-name="T1">IMDB 3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6.231cm" svg:y1="3.789cm" svg:x2="16.24cm" svg:y2="5.064cm">
          <text:p/>
        </draw:line>
        <draw:line draw:style-name="gr3" draw:text-style-name="P1" draw:layer="layout" svg:x1="16.24cm" svg:y1="9.001cm" svg:x2="16.285cm" svg:y2="6.809cm">
          <text:p/>
        </draw:line>
        <draw:line draw:style-name="gr3" draw:text-style-name="P1" draw:layer="layout" svg:x1="10.906cm" svg:y1="17.51cm" svg:x2="10.906cm" svg:y2="20.177cm">
          <text:p/>
        </draw:line>
        <draw:custom-shape draw:style-name="gr1" draw:text-style-name="P5" draw:layer="layout" svg:width="3.048cm" svg:height="1.524cm" svg:x="5.372cm" svg:y="15.986cm">
          <text:p text:style-name="P1"><text:span text:style-name="T1">Symbol 1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048cm" svg:height="1.524cm" svg:x="9.401cm" svg:y="15.986cm">
          <text:p text:style-name="P1"><text:span text:style-name="T1">Symbol 2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048cm" svg:height="1.524cm" svg:x="13.271cm" svg:y="15.985cm">
          <text:p text:style-name="P1"><text:span text:style-name="T1">Symbol 3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556cm" svg:height="1.651cm" svg:x="13.273cm" svg:y="20.176cm">
          <text:p text:style-name="P1"><text:span text:style-name="T1">Order</text:span></text:p>
          <text:p text:style-name="P1"><text:span text:style-name="T1">Sender 3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805cm" svg:y1="17.509cm" svg:x2="14.805cm" svg:y2="20.17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andon </meta:initial-creator>
    <meta:creation-date>2013-11-04T21:51:36</meta:creation-date>
    <dc:date>2013-11-19T15:58:08</dc:date>
    <dc:creator>brandon </dc:creator>
    <meta:editing-duration>P1DT15H9M10S</meta:editing-duration>
    <meta:editing-cycles>5</meta:editing-cycles>
    <meta:generator>LibreOffice/3.5$Linux_X86_64 LibreOffice_project/350m1$Build-2</meta:generator>
    <meta:document-statistic meta:object-count="103"/>
  </office:meta>
</office:document-meta>
</file>